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0ab77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orphans="2" fo:widows="2" fo:text-indent="0.5in" style:auto-text-indent="false" style:page-number="auto" fo:background-color="transparent" style:writing-mode="lr-tb"/>
      <style:text-properties fo:font-size="14pt" officeooo:rsid="000b3721" officeooo:paragraph-rsid="000b3721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orphans="2" fo:widows="2" fo:text-indent="0.5in" style:auto-text-indent="false" style:page-number="auto" fo:background-color="transparent" style:writing-mode="lr-tb"/>
      <style:text-properties fo:font-size="14pt" officeooo:rsid="000ec7ec" officeooo:paragraph-rsid="000ec7ec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4819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</style:style>
    <style:style style:name="P17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b3721" officeooo:paragraph-rsid="000b3721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b3721" officeooo:paragraph-rsid="000c948c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e16c3" officeooo:paragraph-rsid="000e16c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0ec7ec" officeooo:paragraph-rsid="000ec7ec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orphans="2" fo:widows="2" fo:text-indent="0.5in" style:auto-text-indent="false" fo:background-color="transparent" style:writing-mode="lr-tb"/>
      <style:text-properties fo:font-size="14pt" officeooo:rsid="0010a594" officeooo:paragraph-rsid="0010a594" style:font-size-asian="14pt" style:font-size-complex="14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3" style:family="paragraph" style:parent-style-name="Standard" style:list-style-name="WW8Num3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WW8Num1">
      <style:paragraph-properties fo:text-align="start" style:justify-single-word="false">
        <style:tab-stops>
          <style:tab-stop style:position="1.75in"/>
          <style:tab-stop style:position="3.0102in"/>
          <style:tab-stop style:position="4.2602in"/>
          <style:tab-stop style:position="5.5311in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start" style:justify-single-word="false">
        <style:tab-stops>
          <style:tab-stop style:position="1.75in"/>
          <style:tab-stop style:position="3.0102in"/>
          <style:tab-stop style:position="4.2602in"/>
          <style:tab-stop style:position="5.5311in"/>
        </style:tab-stops>
      </style:paragraph-properties>
      <style:text-properties fo:font-size="14pt" officeooo:paragraph-rsid="000c948c" style:font-size-asian="14pt" style:font-size-complex="14pt"/>
    </style:style>
    <style:style style:name="P26" style:family="paragraph" style:parent-style-name="Standard" style:list-style-name="WW8Num1">
      <style:paragraph-properties fo:text-align="justify" style:justify-single-word="false"/>
    </style:style>
    <style:style style:name="P27" style:family="paragraph" style:parent-style-name="Standard" style:list-style-name="WW8Num1">
      <style:paragraph-properties fo:text-align="start" style:justify-single-word="false">
        <style:tab-stops>
          <style:tab-stop style:position="1.75in"/>
          <style:tab-stop style:position="3.0102in"/>
          <style:tab-stop style:position="4.2602in"/>
          <style:tab-stop style:position="5.5311in"/>
        </style:tab-stops>
      </style:paragraph-properties>
    </style:style>
    <style:style style:name="P28" style:family="paragraph" style:parent-style-name="Standard" style:list-style-name="WW8Num1">
      <style:paragraph-properties fo:margin-top="0.1181in" fo:margin-bottom="0in" loext:contextual-spacing="false" fo:text-align="justify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Times New Roman1" fo:font-size="14pt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25057"/>
    </style:style>
    <style:style style:name="T13" style:family="text">
      <style:text-properties officeooo:rsid="000ab77e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0ec7ec"/>
    </style:style>
    <style:style style:name="T16" style:family="text">
      <style:text-properties style:text-position="super 58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c948c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0ec7ec"/>
    </style:style>
    <style:style style:name="T21" style:family="text">
      <style:text-properties officeooo:rsid="000ec7ec"/>
    </style:style>
    <style:style style:name="T22" style:family="text">
      <style:text-properties officeooo:rsid="001611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2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3">Тема: </text:span><text:span text:style-name="T4">Системы <text:s/>счисления. Формы представления <text:line-break/>в ЭВМ числовых данных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 группы <text:span text:style-name="T11">РИВ-</text:span><text:span text:style-name="T10">170027у</text:span> (<text:span text:style-name="T22">662</text:span>): <text:s text:c="11"/><text:tab/><text:tab/><text:tab/><text:span text:style-name="T13">Э. Ю. Азымов</text:span></text:p>
      <text:p text:style-name="P4">Преподаватель: <text:s text:c="44"/><text:tab/><text:tab/><text:tab/>С. И. Тимошенко,</text:p>
      <text:p text:style-name="P4"><text:s text:c="70"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3">Екатеринбург 20<text:span text:style-name="T10">1</text:span><text:span text:style-name="T12">7</text:span></text:p>
      <text:p text:style-name="P8"><text:soft-page-break/>СОДЕРЖАНИЕ</text:p>
      <text:p text:style-name="P3"/>
      <text:p text:style-name="P11"><text:span text:style-name="T5">1 </text:span><text:span text:style-name="T4">Постановка задачи </text:span></text:p>
      <text:p text:style-name="P4"/>
      <text:p text:style-name="P15">Просмотреть формальные правила двоичной арифметики.</text:p>
      <text:p text:style-name="P4"/>
      <text:list xml:id="list1081912663" text:style-name="WW8Num3">
        <text:list-item>
          <text:list>
            <text:list-item>
              <text:p text:style-name="P23">Перевод чисел из одной системы счисления в другую</text:p>
            </text:list-item>
          </text:list>
        </text:list-item>
      </text:list>
      <text:p text:style-name="P4"/>
      <text:p text:style-name="P14">Используя правила перевода числовой информации из одной позиционной системы в другую:</text:p>
      <text:p text:style-name="P4"/>
      <text:list xml:id="list2250829112" text:style-name="WW8Num1">
        <text:list-item>
          <text:p text:style-name="P26"><text:span text:style-name="T4">Перевести десятичное число </text:span><text:span text:style-name="T6">А</text:span><text:span text:style-name="T8">10 </text:span><text:span text:style-name="T4">в двоичную систему счисления с точностью до пяти знаков после запятой.</text:span></text:p>
          <text:p text:style-name="P24">11) 932,581.</text:p>
        </text:list-item>
        <text:list-item>
          <text:p text:style-name="P28"><text:span text:style-name="T4">Перевести двоичное число </text:span><text:span text:style-name="T6">А</text:span><text:span text:style-name="T8">2</text:span><text:span text:style-name="T4"> в десятичную систему счисления.</text:span></text:p>
          <text:p text:style-name="P27"><text:span text:style-name="T4">11) <text:s/></text:span><text:span text:style-name="T9">10011010.</text:span></text:p>
        </text:list-item>
      </text:list>
      <text:p text:style-name="P7"/>
      <text:list xml:id="list195319484074922" text:continue-list="list1081912663" text:style-name="WW8Num3">
        <text:list-item>
          <text:list>
            <text:list-item>
              <text:p text:style-name="P23">Формы представления числовой информации</text:p>
            </text:list-item>
          </text:list>
        </text:list-item>
      </text:list>
      <text:p text:style-name="P4"/>
      <text:p text:style-name="P16"><text:span text:style-name="T4">Записать в нормализованном виде машинное изображение в форме с плавающей запятой для десятичного числа <text:s/></text:span><text:span text:style-name="T6">А</text:span><text:span text:style-name="T8">10 </text:span><text:span text:style-name="T4">, если для мантиссы имеется шесть двоичных разрядов со знаком и для порядков – три двоичных разряда со знаком.</text:span></text:p>
      <text:list xml:id="list195317621304570" text:continue-list="list2250829112" text:style-name="WW8Num1">
        <text:list-header>
          <text:p text:style-name="P25">11) 9,325.</text:p>
        </text:list-header>
      </text:list>
      <text:p text:style-name="P4"/>
      <text:p text:style-name="P9">2 Результаты проделанной работы</text:p>
      <text:p text:style-name="P2"/>
      <text:p text:style-name="P12">1) Перевести число 932.581 в двоичную систему счисления с точностью до пяти знаков после запятой.</text:p>
      <text:p text:style-name="P17">932.581<text:span text:style-name="T7">10</text:span> = 932<text:span text:style-name="T7">10</text:span> + 0.581<text:span text:style-name="T7">10</text:span></text:p>
      <text:p text:style-name="P17">Для того, чтобы перевести число 932 в двоичную систему счисления, будем делить число на 2 пока не получим ноль целых, остаток от деления будем записывать в результат. При переводе получилось двоичное число 1110100100.</text:p>
      <text:p text:style-name="P17">Для перевода десятичной части числа 0.581 будем последовательно умножать дробную часть на 2. Если полученное число больше единицы, записываем единицу в результат, а остаток продолжаем умножать на два, иначе записываем в результат ноль. При переводе получилось двоичное число 0.10011.</text:p>
      <text:p text:style-name="P17">Сложим два результата и получим число <text:span text:style-name="T17">1110100100.10011</text:span>.</text:p>
      <text:p text:style-name="P17"/>
      <text:p text:style-name="P20">2) Перевести двоичное число 10011010 в десятичную систему счисления.</text:p>
      <text:p text:style-name="P21">Число в десятичной системе счисления = 1 * 2<text:span text:style-name="T14">7</text:span> + 0 * 2<text:span text:style-name="T14">6</text:span> + 0 * 2<text:span text:style-name="T14">5</text:span> + 1 * 2<text:span text:style-name="T14">4</text:span> + 1 * 2<text:span text:style-name="T14">3</text:span> + 0 * 2<text:span text:style-name="T14">2</text:span> + 1 * 2<text:span text:style-name="T14">1</text:span> + 0 * 2<text:span text:style-name="T14">0</text:span> = <text:span text:style-name="T17">154</text:span>.</text:p>
      <text:p text:style-name="P21"/>
      <text:p text:style-name="P18"><text:soft-page-break/><text:span text:style-name="T21">3</text:span>) Записать в нормализованном виде машинное изображение в форме с плавающей запятой для десятичного числа <text:s/><text:span text:style-name="T18">9.325</text:span>, если для мантиссы имеется шесть двоичных разрядов со знаком и для порядков – три двоичных разряда со знаком.</text:p>
      <text:p text:style-name="P19">Число 9.325 в нормализованном виде записывается как <text:span text:style-name="T17">9.325 * 10</text:span><text:span text:style-name="T16">0</text:span><text:span text:style-name="T19">, где 9.325 — это мантисса, </text:span><text:span text:style-name="T20">а 10</text:span><text:span text:style-name="T15">0</text:span><text:span text:style-name="T20"> — порядок.</text:span></text:p>
      <text:p text:style-name="P3"/>
      <text:p text:style-name="P10"><text:span text:style-name="T5">3 </text:span><text:span text:style-name="T4">Анализ полученных результатов</text:span></text:p>
      <text:p text:style-name="P2"/>
      <text:p text:style-name="P13">В результате проделанной работы были получены навыки по переводу десятичных чисел в двоичные и наоборот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7-12-17T17:47:00</meta:creation-date>
    <dc:date>2017-09-26T19:53:17.423216910</dc:date>
    <meta:editing-cycles>40</meta:editing-cycles>
    <meta:editing-duration>PT5H55M28S</meta:editing-duration>
    <meta:document-statistic meta:table-count="0" meta:image-count="0" meta:object-count="0" meta:page-count="3" meta:paragraph-count="35" meta:word-count="376" meta:character-count="2575" meta:non-whitespace-character-count="2093"/>
    <meta:user-defined meta:name="Поле 1"/>
    <meta:user-defined meta:name="Поле 2"/>
    <meta:user-defined meta:name="Поле 3"/>
    <meta:user-defined meta:name="Поле 4"/>
  </office:meta>
</office:document-meta>
</file>